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4pt" officeooo:rsid="0004f644" officeooo:paragraph-rsid="0004f64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officeooo:rsid="0004f644" officeooo:paragraph-rsid="0004f64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4pt" officeooo:rsid="00063caf" officeooo:paragraph-rsid="00063ca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063caf" officeooo:paragraph-rsid="00063ca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fo:font-weight="normal" officeooo:rsid="00063caf" officeooo:paragraph-rsid="00063ca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4pt" fo:font-weight="normal" officeooo:rsid="0008e33b" officeooo:paragraph-rsid="0008e33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fo:font-weight="normal" officeooo:rsid="0008e33b" officeooo:paragraph-rsid="0008e33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42pt" officeooo:rsid="0004f644" officeooo:paragraph-rsid="000947c8" style:font-size-asian="36.75pt" style:font-size-complex="42pt"/>
    </style:style>
    <style:style style:name="P9" style:family="paragraph" style:parent-style-name="Standard">
      <style:paragraph-properties fo:text-align="center" style:justify-single-word="false"/>
      <style:text-properties style:font-name="Arial Black" fo:font-size="14pt" officeooo:rsid="0004f644" officeooo:paragraph-rsid="000947c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 Black" fo:font-size="14pt" fo:font-weight="bold" officeooo:rsid="0004f644" officeooo:paragraph-rsid="000947c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weight="normal" officeooo:rsid="000947c8" officeooo:paragraph-rsid="000947c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normal" officeooo:rsid="000b2dcf" officeooo:paragraph-rsid="000b2dc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bold" officeooo:rsid="000b2dcf" officeooo:paragraph-rsid="000b2dcf" style:font-size-asian="14pt" style:font-weight-asian="bold" style:font-size-complex="14pt" style:font-weight-complex="bold"/>
    </style:style>
    <style:style style:name="T1" style:family="text">
      <style:text-properties officeooo:rsid="000642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47c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bf4a" style:font-weight-asian="normal" style:font-weight-complex="normal"/>
    </style:style>
    <style:style style:name="T6" style:family="text">
      <style:text-properties fo:font-weight="normal" officeooo:rsid="000d02c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IPOS DE DATOS </text:p>
      <text:p text:style-name="P8"/>
      <text:p text:style-name="P9"><text:span text:style-name="T3">TIPOS DE DATO </text:span>PRIMITIVOS</text:p>
      <text:p text:style-name="P2"/>
      <text:p text:style-name="P2"/>
      <text:p text:style-name="P1">Un tipo de dato primitivo es un tipo de dato básico en cualquier lenguaje de programación. Casi todos los lenguajes de programación utilizan tipos de dato primitivo.</text:p>
      <text:p text:style-name="P1"/>
      <text:p text:style-name="P1">El tipo de dato carácter representa un único numero símbolo o letra, cada carácter ocupa una posición en la memoria. </text:p>
      <text:p text:style-name="P1">La memoria almacena un numero de la tabla Ascii que se corresponde con el carácter.</text:p>
      <text:p text:style-name="P1"/>
      <text:p text:style-name="P1">Cuando se hace referencia a un único carácter o letra se hace entre comillas simples.</text:p>
      <text:p text:style-name="P1"/>
      <text:p text:style-name="P1"><text:tab/>Carácter = ‘a’;</text:p>
      <text:p text:style-name="P1"/>
      <text:p text:style-name="P1">Hay otro tipo de dato primitivo que es el texto, el texto es una secuencia de caracteres.</text:p>
      <text:p text:style-name="P1"/>
      <text:p text:style-name="P1"><text:tab/> Texto = “hola”</text:p>
      <text:p text:style-name="P1"/>
      <text:p text:style-name="P1"/>
      <text:p text:style-name="P3">Las variables de tipo string son una agrupación de varias zonas de memoria contiguas que representan un texto.</text:p>
      <text:p text:style-name="P3"/>
      <text:p text:style-name="P3">Los caracteres ASCII normales ocupan 1 Byte es decir 8 bits</text:p>
      <text:p text:style-name="P3"/>
      <text:p text:style-name="P3">Una secuencia de caracteres ocupa <text:s/>el numero de caracteres que lo compone * 8 bits </text:p>
      <text:p text:style-name="P3"/>
      <text:p text:style-name="P3">Los ordenadores tienen un limite de memoria y es importante utilizar bien la memoria para no sobrepasarla.</text:p>
      <text:p text:style-name="P3"/>
      <text:p text:style-name="P3">Las variables de tipo texto se meten entre comillas dobles.</text:p>
      <text:p text:style-name="P3"/>
      <text:p text:style-name="P3"/>
      <text:p text:style-name="P4"><text:soft-page-break/></text:p>
      <text:p text:style-name="P4">TIPOS DE DATO NUMÉRICOS</text:p>
      <text:p text:style-name="P4"/>
      <text:p text:style-name="P5">Una variable de tipo = ‘1’ hace referencia al numero 49 de la tabla Ascii porque es un carácter</text:p>
      <text:p text:style-name="P5"/>
      <text:p text:style-name="P5">En cambio una variable tipo = 1 hace referencia al numero 1</text:p>
      <text:p text:style-name="P5"/>
      <text:p text:style-name="P5">Los n<text:span text:style-name="T1">ú</text:span>meros se dividen en n<text:span text:style-name="T1">ú</text:span>meros enteros y en n<text:span text:style-name="T1">ú</text:span>meros de coma flotante (n<text:span text:style-name="T1">ú</text:span>meros que tienen decimales)</text:p>
      <text:p text:style-name="P5"/>
      <text:p text:style-name="P5">Un numero puede ser de 32 bits o de 64 bits.</text:p>
      <text:p text:style-name="P5"/>
      <text:p text:style-name="P5"/>
      <text:p text:style-name="P6"><text:span text:style-name="T2">TIPOS DE DATOS BOOLEANOS</text:span><text:line-break/></text:p>
      <text:p text:style-name="P6">Un booleano solo puede tener dos valores </text:p>
      <text:p text:style-name="P6">En memoria un booleano se representa como 0 o 1</text:p>
      <text:p text:style-name="P6"/>
      <text:p text:style-name="P6"/>
      <text:p text:style-name="P10"><text:span text:style-name="T3">TIPOS DE DATO COMPLEJOS</text:span></text:p>
      <text:p text:style-name="P10"/>
      <text:p text:style-name="P11">Los tipos de datos complejos se forman a partir de tipos de datos simples y son:</text:p>
      <text:p text:style-name="P11"/>
      <text:p text:style-name="P11"/>
      <text:p text:style-name="P11"><text:span text:style-name="T2">Arrays</text:span>: Un array es una colección o un conjunto de un mismo tipo de dato simple.</text:p>
      <text:p text:style-name="P11"/>
      <text:p text:style-name="P13">Tuplas:<text:span text:style-name="T4"> Una tupla es similar a un array mientras que los el</text:span><text:span text:style-name="T6">e</text:span><text:span text:style-name="T4">mentos de un array son variables, los elementos de una tupla son invariables e immutables pero cada lenguaje los define de una manera.</text:span></text:p>
      <text:p text:style-name="P13"><text:span text:style-name="T4"/></text:p>
      <text:p text:style-name="P13">Mapa asociativo o array asociativo o diccionario: <text:s/><text:span text:style-name="T4">Son arrays que tienen un elemento clave seguido de un valor asignado a una clave</text:span></text:p>
      <text:p text:style-name="P12"/>
      <text:p text:style-name="P13"><text:span text:style-name="T4">array asociativo [ “clave” =&gt; valor ] </text:span></text:p>
      <text:p text:style-name="P13"/>
      <text:p text:style-name="P13"/>
      <text:p text:style-name="P13">Objetos: <text:span text:style-name="T4"><text:s/>Un objeto hace referencia a algo del mundo real </text:span><text:span text:style-name="T5">los objetos tienen métodos y propiedades. Los metodos de un objeto pueden alterar sus </text:span><text:span text:style-name="T6">propiedades</text:span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14:35:35.649000000</meta:creation-date>
    <dc:date>2022-07-15T15:47:11.131000000</dc:date>
    <meta:editing-duration>PT16M22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29" meta:word-count="386" meta:character-count="2164" meta:non-whitespace-character-count="1795"/>
  </office:meta>
</office:document-meta>
</file>